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9D00001E6F3E32CDD2.svm"/>
  <manifest:file-entry manifest:media-type="" manifest:full-path="Pictures/200000070000299D00001E6FDDFFB1E6.svm"/>
  <manifest:file-entry manifest:media-type="" manifest:full-path="Pictures/2000000700002C5F00001E6F1439012B.svm"/>
  <manifest:file-entry manifest:media-type="" manifest:full-path="Pictures/200000070000299D00001E6FD46C1EC5.svm"/>
  <manifest:file-entry manifest:media-type="" manifest:full-path="Pictures/200000070000299D00001E6FC4D40CDF.svm"/>
  <manifest:file-entry manifest:media-type="" manifest:full-path="Pictures/200000070000299D00001E6F513E53B5.svm"/>
  <manifest:file-entry manifest:media-type="" manifest:full-path="Pictures/2000000700002C5F00001E6FC9BF4FA2.svm"/>
  <manifest:file-entry manifest:media-type="" manifest:full-path="Pictures/2000000700002C5F00001E6F7388F90D.svm"/>
  <manifest:file-entry manifest:media-type="" manifest:full-path="Pictures/2000000700002C5F00001E6FE90F8C6B.svm"/>
  <manifest:file-entry manifest:media-type="" manifest:full-path="Pictures/200000070000299D00001E6FF12D3479.svm"/>
  <manifest:file-entry manifest:media-type="" manifest:full-path="Pictures/2000000700002C5F00001E6F6A2A3B3B.svm"/>
  <manifest:file-entry manifest:media-type="" manifest:full-path="Pictures/2000000700002C5F00001E6F1B288DD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ot pour 4.4</text:p>
      <text:p text:style-name="Standard">Config [G,O,I,B]</text:p>
      <text:p text:style-name="Standard">Config1 :10,40,5,45</text:p>
      <text:p text:style-name="Standard"><draw:frame draw:style-name="fr1" draw:name="graphics1" text:anchor-type="paragraph" svg:width="10.652cm" svg:height="7.791cm" draw:z-index="0"><draw:image xlink:href="Pictures/200000070000299D00001E6FD46C1EC5.svm" xlink:type="simple" xlink:show="embed" xlink:actuate="onLoad"/></draw:frame></text:p>
      <text:p text:style-name="Standard"><draw:frame draw:style-name="fr1" draw:name="graphics2" text:anchor-type="paragraph" svg:width="11.359cm" svg:height="7.791cm" draw:z-index="1"><draw:image xlink:href="Pictures/2000000700002C5F00001E6F1439012B.svm" xlink:type="simple" xlink:show="embed" xlink:actuate="onLoad"/></draw:frame>Config2 0,100,0,0</text:p>
      <text:p text:style-name="Standard"><draw:frame draw:style-name="fr1" draw:name="graphics3" text:anchor-type="paragraph" svg:width="10.652cm" svg:height="7.791cm" draw:z-index="2"><draw:image xlink:href="Pictures/200000070000299D00001E6FC4D40CDF.svm" xlink:type="simple" xlink:show="embed" xlink:actuate="onLoad"/></draw:frame><text:soft-page-break/></text:p>
      <text:p text:style-name="Standard"><draw:frame draw:style-name="fr1" draw:name="graphics4" text:anchor-type="paragraph" svg:width="11.359cm" svg:height="7.791cm" draw:z-index="3"><draw:image xlink:href="Pictures/2000000700002C5F00001E6F7388F90D.svm" xlink:type="simple" xlink:show="embed" xlink:actuate="onLoad"/></draw:frame>Config3 100,0,0,0</text:p>
      <text:p text:style-name="Standard"><draw:frame draw:style-name="fr2" draw:name="graphics5" text:anchor-type="paragraph" svg:x="3.175cm" svg:y="0cm" svg:width="10.652cm" svg:height="7.791cm" draw:z-index="4"><draw:image xlink:href="Pictures/200000070000299D00001E6FDDFFB1E6.svm" xlink:type="simple" xlink:show="embed" xlink:actuate="onLoad"/></draw:frame></text:p>
      <text:p text:style-name="P1"><draw:frame draw:style-name="fr1" draw:name="graphics6" text:anchor-type="paragraph" svg:width="11.359cm" svg:height="7.791cm" draw:z-index="5"><draw:image xlink:href="Pictures/2000000700002C5F00001E6F1B288DD3.svm" xlink:type="simple" xlink:show="embed" xlink:actuate="onLoad"/></draw:frame>Config 4 0,0,50,50</text:p>
      <text:p text:style-name="Standard"><draw:frame draw:style-name="fr1" draw:name="graphics7" text:anchor-type="paragraph" svg:width="10.652cm" svg:height="7.791cm" draw:z-index="6"><draw:image xlink:href="Pictures/200000070000299D00001E6F3E32CDD2.svm" xlink:type="simple" xlink:show="embed" xlink:actuate="onLoad"/></draw:frame></text:p>
      <text:p text:style-name="Standard"><draw:frame draw:style-name="fr1" draw:name="graphics8" text:anchor-type="paragraph" svg:width="11.359cm" svg:height="7.791cm" draw:z-index="7"><draw:image xlink:href="Pictures/2000000700002C5F00001E6FC9BF4FA2.svm" xlink:type="simple" xlink:show="embed" xlink:actuate="onLoad"/></draw:frame>Config5 0,50,25,25</text:p>
      <text:p text:style-name="Standard"><draw:frame draw:style-name="fr3" draw:name="graphics9" text:anchor-type="paragraph" svg:width="10.652cm" svg:height="7.791cm" draw:z-index="8"><draw:image xlink:href="Pictures/200000070000299D00001E6F513E53B5.svm" xlink:type="simple" xlink:show="embed" xlink:actuate="onLoad"/></draw:frame><text:soft-page-break/></text:p>
      <text:p text:style-name="Standard"><draw:frame draw:style-name="fr1" draw:name="graphics10" text:anchor-type="paragraph" svg:width="11.359cm" svg:height="7.791cm" draw:z-index="9"><draw:image xlink:href="Pictures/2000000700002C5F00001E6F6A2A3B3B.svm" xlink:type="simple" xlink:show="embed" xlink:actuate="onLoad"/></draw:frame>Config6 50,50,0,0</text:p>
      <text:p text:style-name="Standard"><draw:frame draw:style-name="fr1" draw:name="graphics11" text:anchor-type="paragraph" svg:width="10.652cm" svg:height="7.791cm" draw:z-index="10"><draw:image xlink:href="Pictures/200000070000299D00001E6FF12D3479.svm" xlink:type="simple" xlink:show="embed" xlink:actuate="onLoad"/></draw:frame></text:p>
      <text:p text:style-name="P1"><draw:frame draw:style-name="fr1" draw:name="graphics12" text:anchor-type="paragraph" svg:width="11.359cm" svg:height="7.791cm" draw:z-index="11"><draw:image xlink:href="Pictures/2000000700002C5F00001E6FE90F8C6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30T17:25:03.26</meta:creation-date>
    <dc:date>2018-11-30T18:05:09.84</dc:date>
    <meta:editing-duration>PT40M21S</meta:editing-duration>
    <meta:editing-cycles>4</meta:editing-cycles>
    <meta:generator>OpenOffice/4.1.5$Win32 OpenOffice.org_project/415m1$Build-9789</meta:generator>
    <meta:document-statistic meta:table-count="0" meta:image-count="12" meta:object-count="0" meta:page-count="5" meta:paragraph-count="8" meta:word-count="18" meta:character-count="135"/>
  </office:meta>
</office:document-meta>
</file>